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223CC4FC7597C306937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4d00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none" draw:fill-color="#ffffff" fo:min-height="7.571cm" draw:shadow="visible" draw:shadow-offset-x="0.035cm" draw:shadow-offset-y="0.035cm" draw:shadow-color="#000000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margin-left="-0.9cm" fo:margin-right="1.7cm" fo:text-align="center" fo:text-indent="1.9cm" style:writing-mode="lr-tb"/>
      <style:text-properties fo:color="#fafafa" loext:opacity="100%" fo:font-size="96pt" fo:font-weight="bold" style:font-size-asian="96pt" style:font-weight-asian="bold" style:font-size-complex="96pt" style:font-weight-complex="bold"/>
    </style:style>
    <style:style style:name="T1" style:family="text">
      <style:text-properties fo:color="#fafafa" loext:opacity="100%" fo:font-size="96pt" style:text-underline-style="solid" style:text-underline-width="auto" style:text-underline-color="font-color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0.001cm" svg:height="21.25cm" svg:x="0cm" svg:y="-5.25cm">
          <draw:image xlink:href="Pictures/10000000000001F400000223CC4FC7597C306937.gif" xlink:type="simple" xlink:show="embed" xlink:actuate="onLoad" draw:mime-type="image/gif">
            <text:p/>
          </draw:image>
        </draw:frame>
        <draw:frame draw:style-name="gr2" draw:text-style-name="P3" draw:layer="layout" svg:width="22.25cm" svg:height="7.821cm" svg:x="1.375cm" svg:y="3.581cm">
          <draw:text-box>
            <text:p text:style-name="P2"><text:span text:style-name="T1">Pomodoros:</text:span></text:p>
            <text:p text:style-name="P2"><text:span text:style-name="T1">15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.017cm" fo:margin-left="0cm" fo:margin-right="0cm" fo:page-width="25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8-18T06:46:14.270571568</dc:date>
    <meta:editing-duration>PT2H6M44S</meta:editing-duration>
    <meta:editing-cycles>24</meta:editing-cycles>
    <meta:generator>LibreOffice/7.0.6.2$Linux_X86_64 LibreOffice_project/00$Build-2</meta:generator>
    <meta:document-statistic meta:object-count="2"/>
  </office:meta>
</office:document-meta>
</file>